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i>'</mi>
            <mi>'</mi>
            <mrow>
              <mspace width="2em"/>
              <mo stretchy="false">+</mo>
              <mspace width="2em"/>
            </mrow>
            <mn>5</mn>
            <mi>y</mi>
            <mi>'</mi>
            <mrow>
              <mspace width="2em"/>
              <mo stretchy="false">+</mo>
              <mspace width="2em"/>
            </mrow>
            <mn>6</mn>
            <mi>y</mi>
            <mrow>
              <mspace width="2em"/>
              <mo stretchy="false">=</mo>
              <mspace width="2em"/>
            </mrow>
            <mi>x</mi>
            <mi>'</mi>
            <mi>'</mi>
            <mrow>
              <mspace width="2em"/>
              <mo stretchy="false">+</mo>
              <mspace width="2em"/>
            </mrow>
            <mn>7</mn>
            <mi>x</mi>
            <mi>'</mi>
            <mrow>
              <mspace width="2em"/>
              <mo stretchy="false">+</mo>
              <mspace width="2em"/>
            </mrow>
            <mn>11</mn>
            <mi>x</mi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i>D</mi>
                    <mrow>
                      <mn>²</mn>
                      <mo stretchy="false">+</mo>
                      <mn>5</mn>
                    </mrow>
                    <mi>D</mi>
                  </mrow>
                  <mo stretchy="false">+</mo>
                  <mn>6</mn>
                </mrow>
              </mrow>
              <mo fence="true" form="postfix" stretchy="true">)</mo>
            </mrow>
            <mi>y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row>
                    <mi>D</mi>
                    <mrow>
                      <mn>²</mn>
                      <mo stretchy="false">+</mo>
                      <mn>7</mn>
                    </mrow>
                    <mi>D</mi>
                  </mrow>
                  <mo stretchy="false">+</mo>
                  <mn>11</mn>
                </mrow>
              </mrow>
              <mo fence="true" form="postfix" stretchy="true">)</mo>
            </mrow>
            <mi>x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space width="2em"/>
            </mrow>
            <mrow>
              <mo fence="true" form="prefix" stretchy="true">(</mo>
              <mrow>
                <mrow>
                  <mrow>
                    <mi>D</mi>
                    <mrow>
                      <mn>²</mn>
                      <mo stretchy="false">+</mo>
                      <mn>5</mn>
                    </mrow>
                    <mi>D</mi>
                  </mrow>
                  <mo stretchy="false">+</mo>
                  <mn>6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frac>
            <mrow>
              <mrow>
                <mo stretchy="false">−</mo>
                <mn>5</mn>
              </mrow>
              <mo stretchy="false">+</mo>
              <mrow>
                <mo stretchy="false">−</mo>
                <msqrt>
                  <mrow>
                    <mn>25</mn>
                    <mo stretchy="false">−</mo>
                    <mn>24</mn>
                  </mrow>
                </msqrt>
              </mrow>
            </mrow>
            <mn>2</mn>
          </mfrac>
        </mtd>
      </mtr>
      <mtr>
        <mtd>
          <mrow/>
        </mtd>
      </mtr>
      <mtr>
        <mtd>
          <mrow>
            <mi mathvariant="normal">ƛ</mi>
            <mi>'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>
            <mi mathvariant="normal">ƛ</mi>
            <mrow>
              <mi>'</mi>
              <mrow>
                <mi>'</mi>
                <mo stretchy="false">=</mo>
                <mrow>
                  <mspace width="2em"/>
                  <mo stretchy="false">−</mo>
                  <mn>3</mn>
                </mrow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sub>
                  <mi>C</mi>
                  <mn>1</mn>
                </msub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t</mi>
                  </mrow>
                </msup>
              </mrow>
              <mo stretchy="false">+</mo>
              <mrow>
                <msub>
                  <mi>C</mi>
                  <mn>2</mn>
                </msub>
                <mo stretchy="false">⋅</mo>
                <msup>
                  <mi>e</mi>
                  <mrow>
                    <mrow>
                      <mo stretchy="false">−</mo>
                      <mn>3</mn>
                    </mrow>
                    <mo stretchy="false">⋅</mo>
                    <mi>t</mi>
                  </mrow>
                </msup>
              </mrow>
            </mrow>
          </mrow>
        </mtd>
      </mtr>
      <mtr>
        <mtd>
          <mrow/>
        </mtd>
      </mtr>
      <mtr>
        <mtd>
          <mrow>
            <mi>y</mi>
            <mi>'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  <mrow>
              <mrow>
                <msub>
                  <mi>C</mi>
                  <mn>1</mn>
                </msub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t</mi>
                  </mrow>
                </msup>
              </mrow>
              <mo stretchy="false">−</mo>
              <mn>3</mn>
            </mrow>
            <mrow>
              <msub>
                <mi>C</mi>
                <mn>2</mn>
              </msub>
              <mo stretchy="false">⋅</mo>
              <msup>
                <mi>e</mi>
                <mrow>
                  <mrow>
                    <mo stretchy="false">−</mo>
                    <mn>3</mn>
                  </mrow>
                  <mo stretchy="false">⋅</mo>
                  <mi>t</mi>
                </mrow>
              </msup>
            </mrow>
          </mrow>
        </mtd>
      </mtr>
      <mtr>
        <mtd>
          <mrow/>
        </mtd>
      </mtr>
      <mtr>
        <mtd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</mrow>
            <mo stretchy="false">=</mo>
            <mn>0</mn>
          </mrow>
        </mtd>
      </mtr>
      <mtr>
        <mtd>
          <mrow>
            <mrow>
              <mo stretchy="false">−</mo>
              <mn>2</mn>
            </mrow>
            <mrow>
              <msub>
                <mi>C</mi>
                <mn>1</mn>
              </msub>
              <mo stretchy="false">−</mo>
              <mn>3</mn>
            </mrow>
            <mrow>
              <msub>
                <mi>C</mi>
                <mn>2</mn>
              </msub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row>
                <mn>2</mn>
                <mrow>
                  <msub>
                    <mi>C</mi>
                    <mn>2</mn>
                  </msub>
                  <mo stretchy="false">−</mo>
                  <mn>3</mn>
                </mrow>
                <msub>
                  <mi>C</mi>
                  <mn>2</mn>
                </msub>
              </mrow>
              <mo stretchy="false">=</mo>
              <mn>1</mn>
            </mrow>
            <mspace width="2em"/>
            <mo stretchy="false">→</mo>
            <mspace width="2em"/>
            <mrow>
              <msub>
                <mi>C</mi>
                <mn>2</mn>
              </msub>
              <mo stretchy="false">=</mo>
              <mrow>
                <mo stretchy="false">−</mo>
                <mn>1</mn>
              </mrow>
            </mrow>
            <mspace width="2em"/>
            <mrow>
              <msub>
                <mi>C</mi>
                <mn>1</mn>
              </msub>
              <mo stretchy="false">=</mo>
              <mn>1</mn>
            </mrow>
          </mrow>
        </mtd>
      </mtr>
      <mtr>
        <mtd>
          <mrow/>
        </mtd>
      </mtr>
      <mtr>
        <mtd>
          <mrow>
            <msup>
              <mi>e</mi>
              <mrow>
                <mrow>
                  <mo stretchy="false">−</mo>
                  <mn>2</mn>
                </mrow>
                <mo stretchy="false">⋅</mo>
                <mi>t</mi>
              </mrow>
            </msup>
            <mo stretchy="false">−</mo>
            <msup>
              <mi>e</mi>
              <mrow>
                <mrow>
                  <mo stretchy="false">−</mo>
                  <mn>3</mn>
                </mrow>
                <mo stretchy="false">⋅</mo>
                <mi>t</mi>
              </mrow>
            </msup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sub>
              <mi>b</mi>
              <mn>0</mn>
            </msub>
            <mi>δ</mi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+</mo>
              <mrow>
                <mrow>
                  <mo fence="true" form="prefix" stretchy="true">[</mo>
                  <mrow>
                    <mrow>
                      <mi>P</mi>
                      <mrow>
                        <mrow>
                          <mo fence="true" form="prefix" stretchy="true">(</mo>
                          <mrow>
                            <mi>D</mi>
                          </mrow>
                          <mo fence="true" form="postfix" stretchy="true">)</mo>
                        </mrow>
                        <mo stretchy="false">⋅</mo>
                        <msub>
                          <mi>y</mi>
                          <mi>n</mi>
                        </msub>
                      </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true">]</mo>
                </mrow>
                <mo stretchy="false">⋅</mo>
                <mi>u</mi>
              </mrow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δ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row>
                <mo fence="true" form="prefix" stretchy="true">[</mo>
                <mrow>
                  <mrow>
                    <mrow>
                      <mo fence="true" form="prefix" stretchy="true">(</mo>
                      <mrow>
                        <mrow>
                          <msup>
                            <mi>e</mi>
                            <mrow>
                              <mrow>
                                <mo stretchy="false">−</mo>
                                <mn>2</mn>
                              </mrow>
                              <mo stretchy="false">⋅</mo>
                              <mi>t</mi>
                            </mrow>
                          </msup>
                          <mo stretchy="false">−</mo>
                          <msup>
                            <mi>e</mi>
                            <mrow>
                              <mrow>
                                <mo stretchy="false">−</mo>
                                <mn>3</mn>
                              </mrow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true">)</mo>
                    </mrow>
                    <mrow>
                      <mo fence="true" form="prefix" stretchy="true">(</mo>
                      <mrow>
                        <mrow>
                          <mi>D</mi>
                          <mrow>
                            <mn>²</mn>
                            <mo stretchy="false">+</mo>
                            <mn>7</mn>
                          </mrow>
                          <mrow>
                            <mi>D</mi>
                            <mo stretchy="false">+</mo>
                            <mn>11</mn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δ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row>
                <mo fence="true" form="prefix" stretchy="true">[</mo>
                <mrow>
                  <mrow>
                    <mrow>
                      <mo fence="true" form="prefix" stretchy="true">(</mo>
                      <mrow>
                        <mrow>
                          <mn>4</mn>
                          <mrow>
                            <msup>
                              <mi>e</mi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⋅</mo>
                                <mi>t</mi>
                              </mrow>
                            </msup>
                            <mo stretchy="false">−</mo>
                            <mn>9</mn>
                          </mrow>
                          <msup>
                            <mi>e</mi>
                            <mrow>
                              <mrow>
                                <mo stretchy="false">−</mo>
                                <mn>3</mn>
                              </mrow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o fence="true" form="prefix" stretchy="true">(</mo>
                          <mrow>
                            <mrow>
                              <mrow>
                                <mo stretchy="false">−</mo>
                                <mn>14</mn>
                              </mrow>
                              <mrow>
                                <msup>
                                  <mi>e</mi>
                                  <mrow>
                                    <mrow>
                                      <mo stretchy="false">−</mo>
                                      <mn>2</mn>
                                    </mrow>
                                    <mo stretchy="false">⋅</mo>
                                    <mi>t</mi>
                                  </mrow>
                                </msup>
                                <mo stretchy="false">+</mo>
                                <mn>21</mn>
                              </mrow>
                              <msup>
                                <mi>e</mi>
                                <mrow>
                                  <mrow>
                                    <mo stretchy="false">−</mo>
                                    <mn>3</mn>
                                  </mrow>
                                  <mo stretchy="false">⋅</mo>
                                  <mi>t</mi>
                                </mrow>
                              </msup>
                            </mrow>
                          </mrow>
                          <mo fence="true" form="postfix" stretchy="true">)</mo>
                        </mrow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o fence="true" form="prefix" stretchy="true">(</mo>
                          <mrow>
                            <mrow>
                              <mn>11</mn>
                              <mrow>
                                <mrow>
                                  <msup>
                                    <mi>e</mi>
                                    <mrow>
                                      <mrow>
                                        <mo stretchy="false">−</mo>
                                        <mn>2</mn>
                                      </mrow>
                                      <mo stretchy="false">⋅</mo>
                                      <mi>t</mi>
                                    </mrow>
                                  </msup>
                                  <mo stretchy="false">−</mo>
                                  <mn>11</mn>
                                </mrow>
                                <msup>
                                  <mi>e</mi>
                                  <mrow>
                                    <mrow>
                                      <mo stretchy="false">−</mo>
                                      <mn>3</mn>
                                    </mrow>
                                    <mo stretchy="false">⋅</mo>
                                    <mi>t</mi>
                                  </mrow>
                                </msup>
                              </mrow>
                            </mrow>
                          </mrow>
                          <mo fence="true" form="postfix" stretchy="true">)</mo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δ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row>
                <mo fence="true" form="prefix" stretchy="true">[</mo>
                <mrow>
                  <mrow>
                    <mrow>
                      <mo fence="true" form="prefix" stretchy="true">(</mo>
                      <mrow>
                        <mrow>
                          <mrow>
                            <msup>
                              <mi>e</mi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⋅</mo>
                                <mi>t</mi>
                              </mrow>
                            </msup>
                            <mo stretchy="false">+</mo>
                            <msup>
                              <mi>e</mi>
                              <mrow>
                                <mrow>
                                  <mo stretchy="false">−</mo>
                                  <mn>3</mn>
                                </mrow>
                                <mo stretchy="false">⋅</mo>
                                <mi>t</mi>
                              </mrow>
                            </msup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space/>
        </mtd>
      </mtr>
      <mtr>
        <mtd>
          <mrow/>
        </mtd>
      </mtr>
      <mtr>
        <mtd>
          <mrow/>
        </mtd>
      </mtr>
    </mtable>
    <annotation encoding="StarMath 5.0">{ y ' ' { ~ + ~ } 5 y ' { ~ + ~ } 6 y { ~ = ~ } x ' ' { ~ + ~ } 7 x ' { ~ + ~ } 11 x } newline { } newline { left ( { { D { ² + 5 } D } + 6 } right ) y left ( t right ) { ~ = ~ } left ( { { D { ² + 7 } D } + 11 } right ) x left ( t right ) } newline { } newline { y _ 0 { left ( t right ) = ~ } left ( { { D { ² + 5 } D } + 6 } right ) } newline { } newline { { - 5 + - sqrt { 25 - 24 } } over 2 } newline { } newline { lambdabar ' { ~ = { ~ - 2 } } } newline { lambdabar { ' { ' = { ~ - 3 } } } } newline { } newline { y left ( t right ) { ~ = ~ } { { C _ 1 cdot e ^ { - 2 cdot t } } + { C _ 2 cdot e ^ { - 3 cdot t } } } } newline { } newline { y ' left ( t right ) { ~ = { ~ - 2 } } { { C _ 1 cdot e ^ { - 2 cdot t } } - 3 } { C _ 2 cdot e ^ { - 3 cdot t } } } newline { } newline { { C _ 1 + C _ 2 } = 0 } newline { - 2 { C _ 1 - 3 } { C _ 2 = 1 } } newline { } newline { { { 2 { C _ 2 - 3 } C _ 2 } = 1 } ~ rightarrow ~ { C _ 2 = - 1 } ~ { C _ 1 = 1 } } newline { } newline { e ^ { - 2 cdot t } - e ^ { - 3 cdot t } } newline { } newline { h left ( t right ) { ~ = ~ } b _ 0 δ { left ( t right ) + { left [ { P { left ( D right ) cdot y _ n } left ( t right ) } right ] cdot u } } left ( t right ) } newline { } newline { h left ( t right ) { ~ = ~ } δ left ( t right ) { ~ + ~ } { left [ { left ( { e ^ { - 2 cdot t } - e ^ { - 3 cdot t } } right ) left ( { D { ² + 7 } { D + 11 } } right ) } right ] cdot u } left ( t right ) } newline { } newline { h left ( t right ) { ~ = ~ } δ left ( t right ) { ~ + ~ } { left [ { { left ( { 4 { e ^ { - 2 cdot t } - 9 } e ^ { - 3 cdot t } } right ) + left ( left ( { - 14 { e ^ { - 2 cdot t } + 21 } e ^ { - 3 cdot t } } right ) right ) } + left ( left ( { 11 { { e ^ { - 2 cdot t } - 11 } e ^ { - 3 cdot t } } } right ) right ) } right ] cdot u } left ( t right ) } newline { } newline { h left ( t right ) { ~ = ~ } δ left ( t right ) { ~ + ~ } { left [ left ( { e ^ { - 2 cdot t } + e ^ { - 3 cdot t } } right ) right ] cdot u } left ( t right ) } newline { } newline { } newline { } newline { } newline { } newline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8:29:01.678000000</meta:creation-date>
    <dc:date>2024-09-24T18:46:01.555000000</dc:date>
    <meta:editing-duration>PT6M40S</meta:editing-duration>
    <meta:editing-cycles>1</meta:editing-cycles>
    <meta:generator>LibreOffice/24.2.3.2$Windows_X86_64 LibreOffice_project/433d9c2ded56988e8a90e6b2e771ee4e6a5ab2ba</meta:generator>
  </office:meta>
</office:document-meta>
</file>